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e37dc" officeooo:paragraph-rsid="001e37dc"/>
    </style:style>
    <style:style style:name="P2" style:family="paragraph" style:parent-style-name="Standard">
      <style:text-properties officeooo:rsid="00202fc7" officeooo:paragraph-rsid="00202fc7"/>
    </style:style>
    <style:style style:name="P3" style:family="paragraph" style:parent-style-name="Standard">
      <style:text-properties officeooo:paragraph-rsid="00202fc7"/>
    </style:style>
    <style:style style:name="P4" style:family="paragraph" style:parent-style-name="Standard">
      <style:text-properties officeooo:rsid="0020b413" officeooo:paragraph-rsid="0020b413"/>
    </style:style>
    <style:style style:name="P5" style:family="paragraph" style:parent-style-name="Standard">
      <style:text-properties officeooo:rsid="0021b4dd" officeooo:paragraph-rsid="0021b4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2fc7" style:font-style-asian="normal" style:font-style-complex="normal"/>
    </style:style>
    <style:style style:name="T4" style:family="text">
      <style:text-properties fo:font-style="normal" officeooo:rsid="00206c04" style:font-style-asian="normal" style:font-style-complex="normal"/>
    </style:style>
    <style:style style:name="T5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206c04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206c04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2336b6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11111" loext:opacity="100%" style:font-name="Liberation Serif" fo:font-size="12pt" fo:letter-spacing="normal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-7</text:p>
      <text:p text:style-name="P1"/>
      <text:p text:style-name="P1">1. /proc FileSystem:<text:line-break/>--&gt; /proc file system is a virtual file system that provides a window into the kernel. It’s not cretaed on hard disk space, it will be created in RAM.</text:p>
      <text:p text:style-name="P1">--&gt; if we run /<text:span text:style-name="T1">proc</text:span><text:span text:style-name="T2">/cpuinfo it will display live data from the kernel not from the disk file’s</text:span></text:p>
      <text:p text:style-name="P1"><text:span text:style-name="T2"/></text:p>
      <text:p text:style-name="P1"><text:span text:style-name="T2">2. seq_printf()</text:span></text:p>
      <text:p text:style-name="P1"><text:span text:style-name="T2">--&gt; </text:span><text:span text:style-name="T3">seq_printf() acts as kernel-side equivalent to printk(), for “seq_file” operations, providing familiar formatted output capabilities </text:span></text:p>
      <text:p text:style-name="P1"><text:span text:style-name="T3">--&gt; It simplifies the task of generating human readable output for seq_file based entries</text:span></text:p>
      <text:p text:style-name="P1"><text:span text:style-name="T3">--&gt; seq_file interface is a machanism used to create virtual files in filesystem like /proc and /sys</text:span></text:p>
      <text:p text:style-name="P1"><text:span text:style-name="T3"/></text:p>
      <text:p text:style-name="P2"><text:span text:style-name="T2">3. </text:span><text:span text:style-name="T4">proc_create()</text:span></text:p>
      <text:p text:style-name="P2"><text:span text:style-name="T4">--&gt; This method creates a file in /proc file system </text:span></text:p>
      <text:p text:style-name="P3"><text:span text:style-name="T4">--&gt;</text:span><text:span text:style-name="T6">By creating entries in /</text:span><text:span text:style-name="Source_20_Text"><text:span text:style-name="T7">proc</text:span></text:span><text:span text:style-name="T6">, kernel modules and drivers can expose internal data, statistics, or configurable parameters to user-level programs.This allows for monitoring, debugging, and dynamic configuration of kernel components without requiring direct system calls for every interaction.</text:span></text:p>
      <text:p text:style-name="P3"><text:span text:style-name="T6"/></text:p>
      <text:p text:style-name="P4"><text:span text:style-name="T6">4.</text:span></text:p>
      <text:p text:style-name="P4"><text:span text:style-name="T6">--&gt; </text:span><text:span text:style-name="T5">if we forget remove_proc_entry(), file that is created by proc_create() in procfs will remain in memory even after module removed from the kernel. </text:span></text:p>
      <text:p text:style-name="P4"><text:span text:style-name="T5">--&gt; It will make issue when we load same kernel module next time </text:span></text:p>
      <text:p text:style-name="P4"><text:span text:style-name="T5"/></text:p>
      <text:p text:style-name="P4"><text:span text:style-name="T5">5. cat /</text:span><text:span text:style-name="T9">proc</text:span><text:span text:style-name="T5">/myinfo :<text:line-break/>--&gt; when used this command it will check for proc file operation like .proc_read, .proc_open etc.</text:span></text:p>
      <text:p text:style-name="P4"><text:span text:style-name="T5">--&gt; cat commands call’s proc_read operation which used copy_to_user() methods to copy data from kernel space to user space</text:span></text:p>
      <text:p text:style-name="P4"><text:span text:style-name="T5"/></text:p>
      <text:p text:style-name="P4"><text:span text:style-name="T5"/></text:p>
      <text:p text:style-name="P5"><text:span text:style-name="T5">6.</text:span></text:p>
      <text:p text:style-name="P5"><text:span text:style-name="T5">cat /</text:span><text:span text:style-name="T9">proc</text:span><text:span text:style-name="T5">/uptime : 17232.39<text:tab/>64684.30</text:span></text:p>
      <text:p text:style-name="P5"><text:span text:style-name="T5">--&gt; Both number are time in seconds, where first number indicates time spent on suspended states and second indicates time spent on Idle states</text:span></text:p>
      <text:p text:style-name="P5"><text:span text:style-name="T5"/></text:p>
      <text:p text:style-name="P5"><text:span text:style-name="T5">cat </text:span><text:span text:style-name="T9">proc</text:span><text:span text:style-name="T5">/version : give complete version of currently ruunig Linux </text:span></text:p>
      <text:p text:style-name="P5"><text:span text:style-name="T5"/></text:p>
      <text:p text:style-name="P5"><text:span text:style-name="T5">Linux version 6.8.0-65-generic (buildd@lcy02-amd64-003) (x86_64-linux-gnu-gcc-12 (Ubuntu 12.3.0-1ubuntu1~22.04) 12.3.0, GNU ld (GNU Binutils for Ubuntu) 2.38) #68~22.04.1-Ubuntu SMP PREEMPT_DYNAMIC Tue Jul 15 18:06:34 UTC 2</text:span></text:p>
      <text:p text:style-name="P5"><text:span text:style-name="T5"/></text:p>
      <text:p text:style-name="P5"><text:span text:style-name="T5">cat </text:span><text:span text:style-name="T9">proc</text:span><text:span text:style-name="T5">/modules :</text:span></text:p>
      <text:p text:style-name="P5"><text:span text:style-name="T5">--&gt; Given all the modules that are currenlty running actively on my system </text:span></text:p>
      <text:p text:style-name="P5"><text:span text:style-name="T5"/></text:p>
      <text:p text:style-name="P5"><text:span text:style-name="T5">cat proc/</text:span><text:span text:style-name="T8">meminfo : </text:span></text:p>
      <text:p text:style-name="P5"><text:span text:style-name="T8">--&gt; gives memory information of each memory region </text:span></text:p>
      <text:p text:style-name="P5"><text:span text:style-name="T8"/></text:p>
      <text:p text:style-name="P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4:18:24.330529949</meta:creation-date>
    <dc:date>2025-08-04T15:23:05.132253202</dc:date>
    <meta:editing-duration>PT2M27S</meta:editing-duration>
    <meta:editing-cycles>1</meta:editing-cycles>
    <meta:document-statistic meta:table-count="0" meta:image-count="0" meta:object-count="0" meta:page-count="1" meta:paragraph-count="24" meta:word-count="332" meta:character-count="2068" meta:non-whitespace-character-count="1766"/>
    <meta:generator>LibreOffice/7.3.7.2$Linux_X86_64 LibreOffice_project/30$Build-2</meta:generator>
  </office:meta>
</office:document-meta>
</file>